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5164ff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5164ff" fo:padding="0.097cm" fo:border="none">
        <style:background-image/>
      </style:table-cell-properties>
    </style:style>
    <style:style style:name="Tableau2" style:family="table">
      <style:table-properties style:width="16.997cm" table:align="left"/>
    </style:style>
    <style:style style:name="Tableau2.A" style:family="table-column">
      <style:table-column-properties style:column-width="16.997cm"/>
    </style:style>
    <style:style style:name="Tableau2.A1" style:family="table-cell">
      <style:table-cell-properties fo:padding="0.097cm" fo:border="0.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5164ff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5164ff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307cm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5164ff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Orbitron" fo:font-size="18pt" fo:language="zxx" fo:country="none" fo:font-style="italic" fo:font-weight="bold" officeooo:rsid="00059cc7" officeooo:paragraph-rsid="00059cc7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10b5c4" officeooo:paragraph-rsid="0010b5c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12pt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59cc7" fo:background-color="transparent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6f210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6f210" fo:background-color="transparent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2pt" fo:language="zxx" fo:country="none" officeooo:paragraph-rsid="0006f210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font-name="Monaspace Krypton" fo:font-size="12pt" fo:language="zxx" fo:country="none" officeooo:paragraph-rsid="0006f210" style:font-size-asian="12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989" fo:background-color="transparent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98989" officeooo:paragraph-rsid="00098989" fo:background-color="transparent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style:font-name="Monaspace Krypton" fo:font-size="12pt" fo:language="zxx" fo:country="none" officeooo:rsid="00098989" officeooo:paragraph-rsid="00098989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f7a" fo:background-color="transparent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98989" officeooo:paragraph-rsid="00098f7a" fo:background-color="transparent" style:font-size-asian="12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Arial" fo:font-size="13pt" officeooo:paragraph-rsid="0006f210" style:font-size-asian="13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3pt" style:font-size-asian="13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3pt" style:font-size-asian="13pt"/>
    </style:style>
    <style:style style:name="P24" style:family="paragraph" style:parent-style-name="Standard">
      <style:text-properties style:font-name="Arial" fo:font-size="13pt" officeooo:paragraph-rsid="0006f210" style:font-size-asian="13pt"/>
    </style:style>
    <style:style style:name="P25" style:family="paragraph" style:parent-style-name="Standard">
      <style:paragraph-properties fo:text-align="start" style:justify-single-word="false"/>
      <style:text-properties style:font-name="Monaspace Krypton" fo:font-size="15pt" fo:language="zxx" fo:country="none" officeooo:rsid="000cb990" officeooo:paragraph-rsid="000cb990" style:font-size-asian="15pt" style:language-asian="zxx" style:country-asian="none" style:font-size-complex="15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Bahnschrift" fo:font-size="13pt" fo:language="zxx" fo:country="none" officeooo:rsid="00098f7a" officeooo:paragraph-rsid="00098f7a" fo:background-color="transparent" style:font-size-asian="11.3500003814697pt" style:language-asian="zxx" style:country-asian="none" style:font-size-complex="13pt" style:language-complex="zxx" style:country-complex="none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b4577" officeooo:paragraph-rsid="000b4577" fo:background-color="transparent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cb990" officeooo:paragraph-rsid="000cb990" fo:background-color="transparent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116b83" officeooo:paragraph-rsid="00116b83" fo:background-color="transparent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e8e65" fo:background-color="transparent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e8e65" style:font-size-asian="10.5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e8e65" officeooo:paragraph-rsid="000e8e65" fo:background-color="transparent" style:font-size-asian="12pt" style:language-asian="zxx" style:country-asian="none" style:font-size-complex="12pt" style:language-complex="zxx" style:country-complex="none"/>
    </style:style>
    <style:style style:name="P34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1480c6" officeooo:paragraph-rsid="001480c6" style:font-size-asian="15pt" style:language-asian="zxx" style:country-asian="none" style:font-size-complex="15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480c6" officeooo:paragraph-rsid="001480c6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15cb0a" officeooo:paragraph-rsid="0015cb0a" style:font-size-asian="10.5pt" style:language-asian="zxx" style:country-asian="none" style:font-size-complex="12pt" style:language-complex="zxx" style:country-complex="none"/>
    </style:style>
    <style:style style:name="P37" style:family="paragraph" style:parent-style-name="Table_20_Contents">
      <style:paragraph-properties fo:text-align="start" style:justify-single-word="false"/>
      <style:text-properties style:font-name="Bahnschrift" fo:font-size="12pt" officeooo:rsid="0015cb0a" officeooo:paragraph-rsid="0015cb0a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Monaspace Krypton" fo:font-size="12pt" officeooo:rsid="0015cb0a" officeooo:paragraph-rsid="0015cb0a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5cb0a" officeooo:paragraph-rsid="0015cb0a" style:font-size-asian="8.75pt" style:font-style-asian="italic" style:font-size-complex="10pt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5cb0a" style:font-size-asian="8.75pt" style:font-style-asian="normal" style:font-size-complex="10pt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6f81f" officeooo:paragraph-rsid="0016f81f" style:font-size-asian="8.75pt" style:font-style-asian="normal" style:font-size-complex="10pt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Monaspace Krypton" fo:font-size="10pt" fo:font-style="normal" officeooo:rsid="0015cb0a" officeooo:paragraph-rsid="0016f81f" style:font-size-asian="8.75pt" style:font-style-asian="normal" style:font-size-complex="10pt" style:font-style-complex="normal"/>
    </style:style>
    <style:style style:name="P43" style:family="paragraph" style:parent-style-name="Table_20_Contents">
      <style:paragraph-properties fo:text-align="start" style:justify-single-word="false"/>
      <style:text-properties fo:color="#3465a4" loext:opacity="100%" style:font-name="Monaspace Krypton" fo:font-size="10pt" fo:font-style="italic" officeooo:rsid="0016f81f" officeooo:paragraph-rsid="0016f81f" style:font-size-asian="8.75pt" style:font-style-asian="italic" style:font-size-complex="10pt" style:font-style-complex="italic"/>
    </style:style>
    <style:style style:name="T1" style:family="text">
      <style:text-properties officeooo:rsid="000f6f20"/>
    </style:style>
    <style:style style:name="T2" style:family="text">
      <style:text-properties officeooo:rsid="00098989"/>
    </style:style>
    <style:style style:name="T3" style:family="text">
      <style:text-properties fo:color="#5164ff" loext:opacity="100%" officeooo:rsid="000894bf"/>
    </style:style>
    <style:style style:name="T4" style:family="text">
      <style:text-properties fo:color="#5164ff" loext:opacity="100%"/>
    </style:style>
    <style:style style:name="T5" style:family="text">
      <style:text-properties fo:color="#000000" loext:opacity="100%" officeooo:rsid="000c9b78"/>
    </style:style>
    <style:style style:name="T6" style:family="text">
      <style:text-properties officeooo:rsid="000c9b78"/>
    </style:style>
    <style:style style:name="T7" style:family="text">
      <style:text-properties style:font-name="Bahnschrift"/>
    </style:style>
    <style:style style:name="T8" style:family="text">
      <style:text-properties officeooo:rsid="000e8e65"/>
    </style:style>
    <style:style style:name="T9" style:family="text">
      <style:text-properties fo:color="#000000" loext:opacity="100%" officeooo:rsid="0006f210"/>
    </style:style>
    <style:style style:name="T10" style:family="text">
      <style:text-properties fo:color="#000000" loext:opacity="100%"/>
    </style:style>
    <style:style style:name="T11" style:family="text">
      <style:text-properties style:use-window-font-color="true" loext:opacity="0%"/>
    </style:style>
    <style:style style:name="T12" style:family="text">
      <style:text-properties style:use-window-font-color="true" loext:opacity="0%" style:font-name="Monaspace Krypton" officeooo:rsid="00059cc7" fo:background-color="transparent" loext:char-shading-value="0"/>
    </style:style>
    <style:style style:name="T13" style:family="text">
      <style:text-properties fo:color="#a1467e" loext:opacity="100%" style:font-name="Monaspace Krypton" officeooo:rsid="0006f210" fo:background-color="transparent" loext:char-shading-value="0"/>
    </style:style>
    <style:style style:name="T14" style:family="text">
      <style:text-properties style:use-window-font-color="true" loext:opacity="0%" style:font-name="Monaspace Krypton" officeooo:rsid="0006f210" fo:background-color="transparent" loext:char-shading-value="0"/>
    </style:style>
    <style:style style:name="T15" style:family="text">
      <style:text-properties fo:color="#00a933" loext:opacity="100%" style:font-name="Monaspace Krypton"/>
    </style:style>
    <style:style style:name="T16" style:family="text">
      <style:text-properties fo:color="#00a933" loext:opacity="100%" style:font-name="Monaspace Krypton" officeooo:rsid="0006f210"/>
    </style:style>
    <style:style style:name="T17" style:family="text">
      <style:text-properties style:font-name="Monaspace Krypton"/>
    </style:style>
    <style:style style:name="T18" style:family="text">
      <style:text-properties fo:color="#000000" loext:opacity="100%" officeooo:rsid="00098989"/>
    </style:style>
    <style:style style:name="T19" style:family="text">
      <style:text-properties fo:color="#a1467e" loext:opacity="100%" officeooo:rsid="0006f210"/>
    </style:style>
    <style:style style:name="T20" style:family="text">
      <style:text-properties style:use-window-font-color="true" loext:opacity="0%" officeooo:rsid="0006f210"/>
    </style:style>
    <style:style style:name="T21" style:family="text">
      <style:text-properties fo:color="#00a933" loext:opacity="100%"/>
    </style:style>
    <style:style style:name="T22" style:family="text">
      <style:text-properties fo:color="#00a933" loext:opacity="100%" officeooo:rsid="0006f210"/>
    </style:style>
    <style:style style:name="T23" style:family="text">
      <style:text-properties fo:color="#5164ff" loext:opacity="100%" officeooo:rsid="00059cc7" fo:background-color="transparent" loext:char-shading-value="0"/>
    </style:style>
    <style:style style:name="T24" style:family="text">
      <style:text-properties fo:color="#a1467e" loext:opacity="100%" officeooo:rsid="0006f210" fo:background-color="transparent" loext:char-shading-value="0"/>
    </style:style>
    <style:style style:name="T25" style:family="text">
      <style:text-properties style:use-window-font-color="true" loext:opacity="0%" officeooo:rsid="0006f210" fo:background-color="transparent" loext:char-shading-value="0"/>
    </style:style>
    <style:style style:name="T26" style:family="text">
      <style:text-properties fo:color="#bf819e" loext:opacity="100%" officeooo:rsid="000894bf"/>
    </style:style>
    <style:style style:name="T27" style:family="text">
      <style:text-properties style:use-window-font-color="true" loext:opacity="0%" officeooo:rsid="000894bf"/>
    </style:style>
    <style:style style:name="T28" style:family="text">
      <style:text-properties fo:color="#00a933" loext:opacity="100%" officeooo:rsid="000894bf"/>
    </style:style>
    <style:style style:name="T29" style:family="text">
      <style:text-properties fo:color="#00a933" loext:opacity="100%" officeooo:rsid="00098f7a"/>
    </style:style>
    <style:style style:name="T30" style:family="text">
      <style:text-properties fo:color="#000000" loext:opacity="100%" officeooo:rsid="000894bf"/>
    </style:style>
    <style:style style:name="T31" style:family="text">
      <style:text-properties style:use-window-font-color="true" loext:opacity="0%" officeooo:rsid="00098989"/>
    </style:style>
    <style:style style:name="T32" style:family="text">
      <style:text-properties officeooo:rsid="0006f210"/>
    </style:style>
    <style:style style:name="T33" style:family="text">
      <style:text-properties fo:font-family="'MS Shell Dlg 2'" style:font-family-generic="roman" style:font-pitch="variable" fo:font-size="8pt" style:font-size-asian="8pt"/>
    </style:style>
    <style:style style:name="T34" style:family="text">
      <style:text-properties fo:color="#5164ff" loext:opacity="100%" officeooo:rsid="0013b9ef" fo:background-color="transparent" loext:char-shading-value="0"/>
    </style:style>
    <style:style style:name="T35" style:family="text">
      <style:text-properties fo:color="#5164ff" loext:opacity="100%" fo:background-color="transparent" loext:char-shading-value="0"/>
    </style:style>
    <style:style style:name="T36" style:family="text">
      <style:text-properties fo:color="#000000" loext:opacity="100%" fo:background-color="transparent" loext:char-shading-value="0"/>
    </style:style>
    <style:style style:name="T37" style:family="text">
      <style:text-properties officeooo:rsid="000e76aa"/>
    </style:style>
    <style:style style:name="T38" style:family="text">
      <style:text-properties officeooo:rsid="0010b5c4"/>
    </style:style>
    <style:style style:name="T39" style:family="text">
      <style:text-properties style:font-name="Bahnschrift" officeooo:rsid="000e76aa"/>
    </style:style>
    <style:style style:name="T40" style:family="text">
      <style:text-properties fo:color="#b85c00" loext:opacity="100%"/>
    </style:style>
    <style:style style:name="T41" style:family="text">
      <style:text-properties fo:color="#5164ff" loext:opacity="100%" officeooo:rsid="0013b9ef"/>
    </style:style>
    <style:style style:name="T42" style:family="text">
      <style:text-properties fo:color="#069a2e" loext:opacity="100%" fo:font-style="italic" officeooo:rsid="000fd6b5" style:font-style-asian="italic" style:font-style-complex="italic"/>
    </style:style>
    <style:style style:name="T43" style:family="text">
      <style:text-properties style:use-window-font-color="true" loext:opacity="0%" officeooo:rsid="0015cb0a"/>
    </style:style>
    <style:style style:name="T44" style:family="text">
      <style:text-properties officeooo:rsid="0015cb0a"/>
    </style:style>
    <style:style style:name="T45" style:family="text">
      <style:text-properties officeooo:rsid="001a6903"/>
    </style:style>
    <style:style style:name="T46" style:family="text">
      <style:text-properties fo:color="#ff8000" loext:opacity="100%"/>
    </style:style>
    <style:style style:name="T47" style:family="text">
      <style:text-properties fo:color="#50938a" loext:opacity="100%"/>
    </style:style>
    <style:style style:name="T48" style:family="text">
      <style:text-properties fo:color="#7b3d00" loext:opacity="100%"/>
    </style:style>
    <style:style style:name="T49" style:family="text">
      <style:text-properties officeooo:rsid="0018ed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ITIX – DICTIONNAIRE D’INSTRUCTIONS</text:p>
      <text:p text:style-name="P1"/>
      <text:p text:style-name="P2">Splitix se compose d’une multitude d’instructions et de commandes permettant de réaliser des <text:span text:style-name="T1">scripts, qui combinés, créent un programme,</text:span> et bien plus, c’est la partie intégrale du module sLAN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ext:soft-page-break/>
        <table:table-row>
          <table:table-cell table:style-name="Tableau1.A1" office:value-type="string">
            <text:p text:style-name="P3">CATÉGORIE A : <text:span text:style-name="T2">COORDINATION </text:span>D<text:span text:style-name="T2">ES</text:span> SCRIPT<text:span text:style-name="T2">S</text:span></text:p>
          </table:table-cell>
        </table:table-row>
      </table:table>
      <text:p text:style-name="P4"/>
      <text:p text:style-name="P5">La coordination des scripts consiste à définir comment les scripts se lancent, se terminent, et intéragissent entre eux</text:p>
      <text:p text:style-name="P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6"/>
          </table:table-cell>
        </table:table-row>
      </table:table>
      <text:p text:style-name="P5"/>
      <text:p text:style-name="P7"><text:span text:style-name="T3">o</text:span><text:span text:style-name="T4">n </text:span><text:span text:style-name="T5">paramètre</text:span></text:p>
      <text:p text:style-name="P8"/>
      <text:p text:style-name="P9">Cette instruction initie le démarrage d'un script, il est obligatoirement <text:span text:style-name="T1">associé à un paramètre</text:span></text:p>
      <text:p text:style-name="P9">Il peut être omis dans les programmes à un seul script, mais obligatoire dans les programmes à plusieurs scripts</text:p>
      <text:p text:style-name="P9"/>
      <text:p text:style-name="P9"><text:span text:style-name="T6">Paramètres</text:span> possibles :</text:p>
      <text:p text:style-name="P10">start <text:span text:style-name="T7">: Le script démarre dès le lancement du programme</text:span></text:p>
      <text:p text:style-name="P9"/>
      <text:p text:style-name="P10">start(params) <text:span text:style-name="T7">: Le script démarre dès le lancement du programme, ajout de paramètres possible</text:span></text:p>
      <text:p text:style-name="P9"/>
      <text:p text:style-name="P10">condition <text:span text:style-name="T7">: Le script démarre dès qu'une condition est remplie</text:span></text:p>
      <text:p text:style-name="P9"/>
      <text:p text:style-name="P10">timeout(temps) <text:span text:style-name="T7">: Le script démarre après un temps écoulé, par défaut en secondes (placez un suffixe [mn, s, ms, µs, ns] après la valeur du temps)</text:span></text:p>
      <text:p text:style-name="P9"/>
      <text:p text:style-name="P10">broadcast.Receive("nom") <text:span text:style-name="T7">: Le script démarre après récéption d'un objet Message</text:span></text:p>
      <text:p text:style-name="P11"/>
      <text:p text:style-name="P1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Exemple<text:span text:style-name="T8">s</text:span> d’utilisation :</text:p>
            <text:p text:style-name="P12"/>
            <text:p text:style-name="P13"><text:span text:style-name="T4">on </text:span><text:span text:style-name="T9">s</text:span><text:span text:style-name="T10">tart</text:span><text:span text:style-name="T11">:</text:span></text:p>
            <text:p text:style-name="P14"><text:span text:style-name="T12"><text:s text:c="2"/></text:span><text:span text:style-name="T13">print</text:span><text:span text:style-name="T14">(</text:span><text:span text:style-name="T15">"</text:span><text:span text:style-name="T16">Hello World !</text:span><text:span text:style-name="T15">"</text:span><text:span text:style-name="T17">)</text:span></text:p>
            <text:p text:style-name="P15"/>
            <text:p text:style-name="P16"><text:span text:style-name="T4">on </text:span><text:span text:style-name="T18">(3 &lt; 1):</text:span></text:p>
            <text:p text:style-name="P17"><text:s text:c="2"/><text:span text:style-name="T19">print</text:span><text:span text:style-name="T20">(</text:span><text:span text:style-name="T21">"</text:span><text:span text:style-name="T22">Hello World !</text:span><text:span text:style-name="T21">"</text:span>)</text:p>
            <text:p text:style-name="P15"/>
            <text:p text:style-name="P18"><text:span text:style-name="T23">on</text:span> timeout(45ms):</text:p>
            <text:p text:style-name="P18"><text:s text:c="2"/><text:span text:style-name="T24">print</text:span><text:span text:style-name="T25">(</text:span><text:span text:style-name="T21">"</text:span><text:span text:style-name="T22">Hello World !</text:span><text:span text:style-name="T21">"</text:span>)</text:p>
            <text:p text:style-name="P18"/>
            <text:p text:style-name="P19"><text:span text:style-name="T4">on </text:span><text:span text:style-name="T26">broadcast</text:span><text:span text:style-name="T27">.Receive(</text:span><text:span text:style-name="T28">"</text:span><text:span text:style-name="T29">Say Hi !</text:span><text:span text:style-name="T28">"</text:span><text:span text:style-name="T30">)</text:span><text:span text:style-name="T31">:</text:span></text:p>
            <text:p text:style-name="P20"><text:s text:c="2"/><text:span text:style-name="T19">print</text:span><text:span text:style-name="T32">(</text:span><text:span text:style-name="T21">"</text:span><text:span text:style-name="T22">Hello World !</text:span><text:span text:style-name="T21">"</text:span>)</text:p>
          </table:table-cell>
        </table:table-row>
      </table:table>
      <text:p text:style-name="P2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2"/>
          </table:table-cell>
        </table:table-row>
      </table:table>
      <text:p text:style-name="P21"/>
      <text:p text:style-name="P21"/>
      <text:p text:style-name="P21"/>
      <text:p text:style-name="P21"/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23"/>
          </table:table-cell>
        </table:table-row>
      </table:table>
      <text:p text:style-name="P24" loext:marker-style-name="T33"/>
      <text:p text:style-name="P25"><text:span text:style-name="T34">halt</text:span><text:span text:style-name="T35"> </text:span><text:span text:style-name="T36">paramètre</text:span></text:p>
      <text:p text:style-name="P26"/>
      <text:p text:style-name="P27">Cesse prématurément l'exécution d'un script, de plusieurs scripts, ou de tout le programme, <text:span text:style-name="T37">tout seul, il cesse l'exécution du script d</text:span><text:span text:style-name="T38">ans lequel</text:span><text:span text:style-name="T37"> il est placé</text:span></text:p>
      <text:p text:style-name="P27"/>
      <text:p text:style-name="P28">Paramètres possibles :</text:p>
      <text:p text:style-name="P29">[scriptName, scriptName2, ...] <text:span text:style-name="T7">: Vise les scripts dont les noms sont spécifiés, </text:span><text:span text:style-name="T39">ces noms correspondent aux zones de scripts crées</text:span></text:p>
      <text:p text:style-name="P28"/>
      <text:p text:style-name="P29">program<text:span text:style-name="T7"> : Arrête le programme au complet</text:span></text:p>
      <text:p text:style-name="P28"/>
      <text:p text:style-name="P30">Rien : Arrête uniquement le script dans lequel il est placé</text:p>
      <text:p text:style-name="P3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2">Exemple d’utilisation :</text:p>
            <text:p text:style-name="P32"/>
            <text:p text:style-name="P33"><text:span text:style-name="T40">if</text:span> x &lt; 10 :</text:p>
            <text:p text:style-name="P33"><text:s text:c="2"/><text:span text:style-name="T40">raise</text:span><text:span text:style-name="T32">(</text:span><text:span text:style-name="T10">Warning,</text:span><text:span text:style-name="T21"> "Unexpected Value Detected !"</text:span><text:span text:style-name="T2">)</text:span></text:p>
            <text:p text:style-name="P33"><text:s text:c="2"/><text:span text:style-name="T41">halt</text:span> program <text:span text:style-name="T42">#Arrête le programme au complet</text:span></text:p>
          </table:table-cell>
        </table:table-row>
      </table:table>
      <text:p text:style-name="P31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/>
          </table:table-cell>
        </table:table-row>
      </table:table>
      <text:p text:style-name="P31"/>
      <text:p text:style-name="P34">pause<text:span text:style-name="T43">(debug)</text:span><text:span text:style-name="T11"> </text:span></text:p>
      <text:p text:style-name="P35"/>
      <text:p text:style-name="P35">Met en pause l'éxécution du programme, et attend pour une frappe utilisateur (l'information sera envoyée dans la console) afin de reprendre l'éxécution, <text:span text:style-name="T44">elle est exclusivement utilisée en débug et n'aura aucun effet sur l'application principale</text:span></text:p>
      <text:p text:style-name="P35"/>
      <text:p text:style-name="P36">Prend un paramètre pour exécuter une action de debug dès que le programme est mis en pause, le résultat de la dite action sera visible dans la console <text:span text:style-name="T45">(les actions seront listés dans &lt;nom de la catégorie&gt;)</text:span></text:p>
      <text:p text:style-name="P3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37">Exemple d’utilisation :</text:p>
            <text:p text:style-name="P37"/>
            <text:p text:style-name="P38"><text:span text:style-name="T46">var</text:span> x <text:span text:style-name="T47">in R</text:span> = 45.6</text:p>
            <text:p text:style-name="P38"><text:span text:style-name="T46">var</text:span> y <text:span text:style-name="T47">in Z</text:span> = 39</text:p>
            <text:p text:style-name="P38"/>
            <text:p text:style-name="P38"><text:span text:style-name="T4">pause</text:span>(variables<text:span text:style-name="T48">.Show</text:span>)</text:p>
          </table:table-cell>
          <table:table-cell table:style-name="Tableau8.B1" office:value-type="string">
            <text:p text:style-name="P38">CONSOLE OUTPUT :</text:p>
            <text:p text:style-name="P39">[PAUSE] DEBUG ACTIONS :</text:p>
            <text:p text:style-name="P40">-----------------------</text:p>
            <text:p text:style-name="P41">Variables :</text:p>
            <text:p text:style-name="P41">1. x (R) = 45.6</text:p>
            <text:p text:style-name="P41">2. y (Z) = 39</text:p>
            <text:p text:style-name="P42">-----------------------</text:p>
            <text:p text:style-name="P43">[END] <text:span text:style-name="T49">Press any key to continue...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2:05:18.921402500</meta:creation-date>
    <dc:date>2025-09-05T17:23:23.487335200</dc:date>
    <meta:editing-duration>PT2H27M43S</meta:editing-duration>
    <meta:editing-cycles>14</meta:editing-cycles>
    <meta:generator>LibreOffice/25.8.0.4$Windows_X86_64 LibreOffice_project/48f00303701489684e67c38c28aff00cd5929e67</meta:generator>
    <meta:document-statistic meta:table-count="8" meta:image-count="0" meta:object-count="0" meta:page-count="3" meta:paragraph-count="47" meta:word-count="395" meta:character-count="2497" meta:non-whitespace-character-count="2135"/>
  </office:meta>
</office:document-meta>
</file>